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aecf0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solid" draw:fill-color="#ffcc99" fo:min-height="1.37cm"/>
    </style:style>
    <style:style style:name="gr6" style:family="graphic" style:parent-style-name="standard">
      <style:graphic-properties draw:stroke="none" draw:fill="solid"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-color="#aecf00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ff950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solid" draw:fill-color="#ffcc99" fo:min-height="1.596cm"/>
    </style:style>
    <style:style style:name="gr10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4b1f6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6.87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fill="solid" draw:fill-color="#0084d1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fo:min-height="0.85cm"/>
    </style:style>
    <style:style style:name="gr18" style:family="graphic" style:parent-style-name="standard">
      <style:graphic-properties draw:stroke="none" svg:stroke-color="#000000" draw:fill="none" draw:fill-color="#ffffff" fo:min-height="0.55cm"/>
    </style:style>
    <style:style style:name="gr19" style:family="graphic" style:parent-style-name="standard">
      <style:graphic-properties draw:stroke="none" svg:stroke-color="#000000" draw:fill="none" draw:fill-color="#ffffff" fo:min-height="0.8cm"/>
    </style:style>
    <style:style style:name="gr20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fo:min-height="6.758cm"/>
    </style:style>
    <style:style style:name="gr22" style:family="graphic" style:parent-style-name="standard">
      <style:graphic-properties draw:stroke="none" svg:stroke-color="#000000" draw:fill="none" draw:fill-color="#ffffff" fo:min-height="0.643cm"/>
    </style:style>
    <style:style style:name="gr23" style:family="graphic" style:parent-style-name="standard">
      <style:graphic-properties draw:stroke="none" svg:stroke-color="#000000" draw:fill="none" draw:fill-color="#ffffff" fo:min-height="0.25cm"/>
    </style:style>
    <style:style style:name="gr24" style:family="graphic" style:parent-style-name="standard">
      <style:graphic-properties draw:stroke="none" svg:stroke-color="#000000" draw:fill="solid" draw:fill-color="#ffcc99" fo:min-height="1.199cm"/>
    </style:style>
    <style:style style:name="gr25" style:family="graphic" style:parent-style-name="standard">
      <style:graphic-properties draw:fill="solid" draw:fill-color="#4b1f6f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solid" draw:fill-color="#ffcc99" fo:min-height="3.444cm"/>
    </style:style>
    <style:style style:name="gr28" style:family="graphic" style:parent-style-name="standard">
      <style:graphic-properties draw:stroke="none" svg:stroke-color="#000000" draw:fill="none" draw:fill-color="#ffffff" fo:min-height="2.743cm"/>
    </style:style>
    <style:style style:name="gr29" style:family="graphic" style:parent-style-name="standard">
      <style:graphic-properties draw:stroke="none" svg:stroke-color="#000000" draw:fill="none" draw:fill-color="#ffffff" fo:min-height="0.592cm"/>
    </style:style>
    <style:style style:name="gr30" style:family="graphic" style:parent-style-name="standard">
      <style:graphic-properties draw:stroke="none" draw:fill="none" fo:min-height="1.112cm"/>
    </style:style>
    <style:style style:name="gr31" style:family="graphic" style:parent-style-name="standard">
      <style:graphic-properties draw:fill="solid" draw:fill-color="#993366" draw:textarea-horizontal-align="justify" draw:textarea-vertical-align="middle" draw:auto-grow-height="false"/>
    </style:style>
    <style:style style:name="gr32" style:family="graphic" style:parent-style-name="standard">
      <style:graphic-properties draw:stroke="none" draw:fill-color="#993366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solid" draw:fill-color="#ffcc99" fo:min-height="2.201cm"/>
    </style:style>
    <style:style style:name="gr34" style:family="graphic" style:parent-style-name="standard">
      <style:graphic-properties draw:stroke="none" svg:stroke-color="#000000" draw:fill="solid" draw:fill-color="#ffcc99" fo:min-height="2.237cm"/>
    </style:style>
    <style:style style:name="gr35" style:family="graphic" style:parent-style-name="standard">
      <style:graphic-properties draw:stroke="none" svg:stroke-color="#000000" draw:fill="none" draw:fill-color="#ffffff" fo:min-height="4.478cm"/>
    </style:style>
    <style:style style:name="gr36" style:family="graphic" style:parent-style-name="standard">
      <style:graphic-properties draw:stroke="none" svg:stroke-color="#000000" draw:fill="none" draw:fill-color="#ffffff" fo:min-height="1.204cm"/>
    </style:style>
    <style:style style:name="gr37" style:family="graphic" style:parent-style-name="standard">
      <style:graphic-properties draw:stroke="none" svg:stroke-color="#000000" draw:fill="none" draw:fill-color="#ffffff" fo:min-height="0.05cm"/>
    </style:style>
    <style:style style:name="gr38" style:family="graphic" style:parent-style-name="standard">
      <style:graphic-properties draw:stroke="none" svg:stroke-color="#000000" draw:fill="none" draw:fill-color="#ffffff" fo:min-height="3.342cm"/>
    </style:style>
    <style:style style:name="gr39" style:family="graphic" style:parent-style-name="standard">
      <style:graphic-properties draw:stroke="none" svg:stroke-color="#000000" draw:fill="none" draw:fill-color="#ffffff" fo:min-height="0.542cm"/>
    </style:style>
    <style:style style:name="gr40" style:family="graphic" style:parent-style-name="standard">
      <style:graphic-properties draw:stroke="none" svg:stroke-color="#000000" draw:fill="none" draw:fill-color="#ffffff" fo:min-height="0.45cm"/>
    </style:style>
    <style:style style:name="gr41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42" style:family="graphic" style:parent-style-name="standard">
      <style:graphic-properties draw:stroke="none" svg:stroke-color="#000000" draw:fill="solid" draw:fill-color="#9999ff" fo:min-height="3.444cm"/>
    </style:style>
    <style:style style:name="gr43" style:family="graphic" style:parent-style-name="standard">
      <style:graphic-properties draw:stroke="none" svg:stroke-color="#000000" draw:fill="none" draw:fill-color="#ffffff" fo:min-height="5.65cm"/>
    </style:style>
    <style:style style:name="gr44" style:family="graphic" style:parent-style-name="standard">
      <style:graphic-properties draw:stroke="none" svg:stroke-color="#000000" draw:fill="none" draw:fill-color="#ffffff" fo:min-height="5.509cm"/>
    </style:style>
    <style:style style:name="gr45" style:family="graphic" style:parent-style-name="standard">
      <style:graphic-properties draw:stroke="none" draw:fill="solid" draw:fill-color="#ffd320" fo:min-height="0.35cm"/>
    </style:style>
    <style:style style:name="gr46" style:family="graphic" style:parent-style-name="standard">
      <style:graphic-properties draw:stroke="none" draw:fill="solid" draw:fill-color="#aecf00" fo:min-height="0.613cm"/>
    </style:style>
    <style:style style:name="gr47" style:family="graphic" style:parent-style-name="standard">
      <style:graphic-properties draw:stroke="none" draw:fill="solid" draw:fill-color="#ccffff" draw:textarea-horizontal-align="justify" draw:textarea-vertical-align="middle" draw:auto-grow-height="false"/>
    </style:style>
    <style:style style:name="gr48" style:family="graphic" style:parent-style-name="standard">
      <style:graphic-properties draw:stroke="none" draw:fill="solid" draw:fill-color="#ccffff" draw:textarea-horizontal-align="justify" draw:textarea-vertical-align="middle" draw:auto-grow-height="false"/>
    </style:style>
    <style:style style:name="gr49" style:family="graphic" style:parent-style-name="standard">
      <style:graphic-properties draw:stroke="none" svg:stroke-color="#000000" draw:fill="none" draw:fill-color="#ffffff" fo:min-height="1.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line-height="150%" fo:text-align="center"/>
    </style:style>
    <style:style style:name="P4" style:family="paragraph">
      <style:paragraph-properties fo:line-height="150%" fo:text-align="center"/>
      <style:text-properties fo:font-size="18pt" fo:font-weight="bold" style:font-weight-asian="bold" style:font-weight-complex="bold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18pt"/>
    </style:style>
    <style:style style:name="P8" style:family="paragraph">
      <style:paragraph-properties fo:text-align="center"/>
      <style:text-properties style:use-window-font-color="true" fo:font-size="18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fo:font-style="italic" style:font-style-asian="italic" style:font-style-complex="italic"/>
    </style:style>
    <style:style style:name="T5" style:family="text">
      <style:text-properties fo:color="#ffffff" fo:font-size="18pt"/>
    </style:style>
    <style:style style:name="T6" style:family="text">
      <style:text-properties fo:color="#ffffff"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9cm" svg:height="0.988cm" svg:x="2cm" svg:y="1.0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.9cm" svg:height="0.688cm" svg:x="9.1cm" svg:y="1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3.3cm" svg:height="10.5cm" svg:x="6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4" draw:text-style-name="P1" draw:layer="layout" svg:width="11.589cm" svg:height="1.762cm" svg:x="6.211cm" svg:y="3.7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layer="layout" svg:width="11.489cm" svg:height="1.673cm" svg:x="6.211cm" svg:y="3.78cm">
              <draw:text-box>
                <text:p>Select</text:p>
                <text:p>From</text:p>
              </draw:text-box>
            </draw:frame>
          </draw:g>
        </draw:g>
        <draw:custom-shape draw:style-name="gr6" draw:text-style-name="P2" xml:id="id4" draw:id="id4" draw:layer="layout" svg:width="1.5cm" svg:height="0.588cm" svg:x="11.1cm" svg:y="4.8cm">
          <text:p text:style-name="P1"><text:span text:style-name="T1">date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2" draw:id="id2" draw:layer="layout" svg:width="3.444cm" svg:height="0.588cm" svg:x="8.3cm" svg:y="4cm">
          <text:p text:style-name="P1"><text:span text:style-name="T1">$2,$3,$4,$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3" draw:id="id3" draw:layer="layout" svg:width="1.4cm" svg:height="0.688cm" svg:x="11.1cm" svg:y="1.112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4" draw:text-style-name="P1" draw:layer="layout" svg:width="11.6cm" svg:height="1.9cm" svg:x="6.255cm" svg:y="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" draw:layer="layout" svg:width="11.445cm" svg:height="1.846cm" svg:x="6.255cm" svg:y="6.054cm">
              <draw:text-box>
                <text:p>Select</text:p>
                <text:p>From</text:p>
              </draw:text-box>
            </draw:frame>
          </draw:g>
        </draw:g>
        <draw:custom-shape draw:style-name="gr10" draw:text-style-name="P2" xml:id="id6" draw:id="id6" draw:layer="layout" svg:width="1.856cm" svg:height="0.588cm" svg:x="12.844cm" svg:y="7.062cm">
          <text:p text:style-name="P1"><text:span text:style-name="T1">datei2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2" draw:layer="layout" svg:width="3.444cm" svg:height="0.588cm" svg:x="8.544cm" svg:y="6.262cm">
          <text:p text:style-name="P1"><text:span text:style-name="T1">$2,$3,$4,$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5" draw:id="id5" draw:layer="layout" svg:width="1.4cm" svg:height="0.688cm" svg:x="13.1cm" svg:y="1.1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9" draw:id="id9" draw:layer="layout" svg:width="2.6cm" svg:height="0.688cm" svg:x="15.4cm" svg:y="1.112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0.8cm" svg:height="7.12cm" svg:x="17.668cm" svg:y="5.512cm">
          <draw:text-box>
            <text:p text:style-name="P3"><text:span text:style-name="T2">UNION</text:span></text:p>
          </draw:text-box>
        </draw:frame>
        <draw:connector draw:style-name="gr14" draw:text-style-name="P5" draw:layer="layout" draw:type="line" svg:x1="10.05cm" svg:y1="1.8cm" svg:x2="10.022cm" svg:y2="4cm" draw:start-shape="id1" draw:start-glue-point="2" draw:end-shape="id2" svg:d="m10050 1800-28 2200">
          <text:p text:style-name="P1"><text:span text:style-name="T3">optscut()</text:span></text:p>
          <text:p text:style-name="P1"><text:span text:style-name="T3">addSelect()</text:span></text:p>
        </draw:connector>
        <draw:connector draw:style-name="gr15" draw:text-style-name="P1" draw:layer="layout" draw:type="line" svg:x1="11.8cm" svg:y1="1.8cm" svg:x2="11.85cm" svg:y2="4.8cm" draw:start-shape="id3" draw:start-glue-point="2" draw:end-shape="id4" draw:end-glue-point="0" svg:d="m11800 1800 50 3000">
          <text:p/>
        </draw:connector>
        <draw:connector draw:style-name="gr15" draw:text-style-name="P1" draw:layer="layout" draw:type="line" svg:x1="13.8cm" svg:y1="1.8cm" svg:x2="13.772cm" svg:y2="7.062cm" draw:start-shape="id5" draw:start-glue-point="2" draw:end-shape="id6" draw:end-glue-point="0" svg:d="m13800 1800-28 5262">
          <text:p/>
        </draw:connector>
        <draw:custom-shape draw:style-name="gr16" draw:text-style-name="P1" xml:id="id11" draw:id="id11" draw:layer="layout" svg:width="2.6cm" svg:height="0.688cm" svg:x="2.2cm" svg:y="1.112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4.2cm" svg:height="1.1cm" draw:transform="rotate (-1.5707963267949) translate (14.7cm 3.7cm)">
          <draw:text-box>
            <text:p><text:span text:style-name="T3">makeUnion()</text:span></text:p>
          </draw:text-box>
        </draw:frame>
        <draw:frame draw:style-name="gr18" draw:text-style-name="P6" draw:layer="layout" svg:width="4.2cm" svg:height="0.806cm" draw:transform="rotate (-1.5707963267949) translate (4.3cm 3.9cm)">
          <draw:text-box>
            <text:p><text:span text:style-name="T3">makeUnion()</text:span></text:p>
          </draw:text-box>
        </draw:frame>
        <draw:frame draw:style-name="gr17" draw:text-style-name="P6" draw:layer="layout" svg:width="4.2cm" svg:height="1.1cm" draw:transform="rotate (-1.5707963267949) translate (19.3cm 8.2cm)">
          <draw:text-box>
            <text:p><text:span text:style-name="T3">makeUnion()</text:span></text:p>
          </draw:text-box>
        </draw:frame>
        <draw:frame draw:style-name="gr19" draw:text-style-name="P6" draw:layer="layout" svg:width="4.2cm" svg:height="1.05cm" svg:x="9.9cm" svg:y="1.8cm">
          <draw:text-box>
            <text:p><text:span text:style-name="T3">makeUnion()</text:span></text:p>
          </draw:text-box>
        </draw:frame>
        <draw:connector draw:style-name="gr14" draw:text-style-name="P5" draw:layer="layout" draw:type="line" svg:x1="19.3cm" svg:y1="8.75cm" svg:x2="21.6cm" svg:y2="8.803cm" draw:start-shape="id7" draw:end-shape="id8" svg:d="m19300 8750 2300 53">
          <text:p text:style-name="P1"><text:span text:style-name="T3">print()</text:span></text:p>
        </draw:connector>
        <draw:g xml:id="id8" draw:id="id8">
          <draw:g>
            <draw:custom-shape draw:style-name="gr20" draw:text-style-name="P1" draw:layer="layout" svg:width="7.4cm" svg:height="7.193cm" svg:x="21.6cm" svg:y="5.6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1" draw:layer="layout" svg:width="7.299cm" svg:height="7.008cm" svg:x="21.6cm" svg:y="5.892cm">
              <draw:text-box>
                <text:p>SELECT $2,$3,$4,$6</text:p>
                <text:p>FROM datei</text:p>
                <text:p>UNION</text:p>
                <text:p>SELECT $2,$3,$4,$6</text:p>
                <text:p>FROM datei2</text:p>
                <text:p>UNION</text:p>
                <text:p>SELECT $2,$3,$4,$6</text:p>
                <text:p>&lt;Abfrage von Subshell&gt;</text:p>
                <text:p>UNION ...</text:p>
              </draw:text-box>
            </draw:frame>
          </draw:g>
          <draw:frame draw:style-name="gr22" draw:layer="layout" svg:width="1.849cm" svg:height="0.962cm" svg:x="24.24cm" svg:y="4.707cm">
            <draw:text-box>
              <text:p>SQL</text:p>
            </draw:text-box>
          </draw:frame>
        </draw:g>
        <draw:frame draw:style-name="gr23" draw:text-style-name="P7" draw:layer="layout" svg:width="17.5cm" svg:height="0.962cm" svg:x="1.9cm" svg:y="1cm">
          <draw:text-box>
            <text:p><text:span text:style-name="T4">vorherige</text:span><text:span text:style-name="T1"> </text:span><text:span text:style-name="T1"><text:tab/></text:span><text:span text:style-name="T1">| </text:span><text:span text:style-name="T1"><text:tab/></text:span><text:span text:style-name="T1">cut -d, -f2-4,6 datei &lt;datei2 &lt;</text:span><text:span text:style-name="T5">(</text:span><text:span text:style-name="T6">subshell</text:span><text:span text:style-name="T5">)</text:span></text:p>
          </draw:text-box>
        </draw:frame>
        <draw:g>
          <draw:g>
            <draw:custom-shape draw:style-name="gr4" draw:text-style-name="P1" draw:layer="layout" svg:width="11.6cm" svg:height="1.9cm" svg:x="6.254cm" svg:y="8.3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" draw:layer="layout" svg:width="11.445cm" svg:height="1.846cm" svg:x="6.254cm" svg:y="8.453cm">
              <draw:text-box>
                <text:p>Select</text:p>
                <text:p>From</text:p>
              </draw:text-box>
            </draw:frame>
          </draw:g>
        </draw:g>
        <draw:custom-shape draw:style-name="gr7" draw:text-style-name="P2" draw:layer="layout" svg:width="3.444cm" svg:height="0.588cm" svg:x="8.543cm" svg:y="8.661cm">
          <text:p text:style-name="P1"><text:span text:style-name="T1">$2,$3,$4,$6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4" draw:text-style-name="P1" draw:layer="layout" svg:width="11.6cm" svg:height="1.827cm" svg:x="6.254cm" svg:y="10.7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4" draw:layer="layout" svg:width="11.445cm" svg:height="1.673cm" svg:x="6.254cm" svg:y="10.851cm">
              <draw:text-box>
                <text:p>Select</text:p>
                <text:p>From</text:p>
              </draw:text-box>
            </draw:frame>
          </draw:g>
        </draw:g>
        <draw:custom-shape draw:style-name="gr7" draw:text-style-name="P2" draw:layer="layout" svg:width="3.444cm" svg:height="0.588cm" svg:x="8.543cm" svg:y="11.061cm">
          <text:p text:style-name="P1"><text:span text:style-name="T1">$2,$3,$4,$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8" xml:id="id10" draw:id="id10" draw:layer="layout" svg:width="9.1cm" svg:height="0.7cm" svg:x="8.5cm" svg:y="9.399cm">
          <text:p text:style-name="P1"><text:span text:style-name="T5">Abfrage von Subshell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18cm" svg:y1="1.456cm" svg:x2="17.6cm" svg:y2="9.749cm" draw:start-shape="id9" draw:start-glue-point="1" draw:end-shape="id10" svg:d="m18000 1456h500v8293h-900">
          <text:p/>
        </draw:connector>
        <draw:custom-shape draw:style-name="gr26" draw:text-style-name="P8" xml:id="id12" draw:id="id12" draw:layer="layout" svg:width="9.1cm" svg:height="0.7cm" svg:x="8.5cm" svg:y="11.8cm">
          <text:p text:style-name="P1"><text:span text:style-name="T5">Vorherige Abfrage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3.5cm" svg:y1="1.8cm" svg:x2="8.5cm" svg:y2="12.15cm" draw:start-shape="id11" draw:start-glue-point="2" draw:end-shape="id12" draw:end-glue-point="3" svg:d="m3500 1800v10350h5000">
          <text:p/>
        </draw:connector>
      </draw:page>
      <draw:page draw:name="page2" draw:style-name="dp1" draw:master-page-name="Standard">
        <draw:custom-shape draw:style-name="gr1" draw:text-style-name="P1" draw:layer="layout" svg:width="17.9cm" svg:height="0.988cm" svg:x="2cm" svg:y="1.4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cm" svg:height="0.688cm" svg:x="9.1cm" svg:y="1.5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1" draw:id="id21" draw:layer="layout" svg:width="13.3cm" svg:height="10.5cm" svg:x="6cm" svg:y="3.9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4" draw:text-style-name="P1" draw:layer="layout" svg:width="11.6cm" svg:height="3.862cm" svg:x="6.211cm" svg:y="4.1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7" draw:layer="layout" svg:width="11.441cm" svg:height="3.806cm" svg:x="6.211cm" svg:y="4.247cm">
              <draw:text-box>
                <text:p>Select</text:p>
                <text:p>From</text:p>
                <text:p>Where</text:p>
                <text:p>Groupby</text:p>
                <text:p>Orderby</text:p>
              </draw:text-box>
            </draw:frame>
          </draw:g>
        </draw:g>
        <draw:custom-shape draw:style-name="gr6" draw:text-style-name="P2" xml:id="id16" draw:id="id16" draw:layer="layout" svg:width="1.5cm" svg:height="0.588cm" svg:x="11.3cm" svg:y="5.2cm">
          <text:p text:style-name="P1"><text:span text:style-name="T1">date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15" draw:id="id15" draw:layer="layout" svg:width="1.4cm" svg:height="0.688cm" svg:x="11.4cm" svg:y="1.512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4" draw:text-style-name="P1" draw:layer="layout" svg:width="11.6cm" svg:height="3.862cm" svg:x="6.255cm" svg:y="8.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7" draw:layer="layout" svg:width="11.441cm" svg:height="3.806cm" svg:x="6.255cm" svg:y="8.509cm">
              <draw:text-box>
                <text:p>Select</text:p>
                <text:p>From</text:p>
                <text:p>Where</text:p>
                <text:p>Groupby</text:p>
                <text:p>Orderby</text:p>
              </draw:text-box>
            </draw:frame>
          </draw:g>
        </draw:g>
        <draw:custom-shape draw:style-name="gr10" draw:text-style-name="P2" xml:id="id18" draw:id="id18" draw:layer="layout" svg:width="1.856cm" svg:height="0.588cm" svg:x="13.344cm" svg:y="9.462cm">
          <text:p text:style-name="P1"><text:span text:style-name="T1">datei2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2" draw:layer="layout" svg:width="3.444cm" svg:height="0.588cm" svg:x="8.544cm" svg:y="8.662cm">
          <text:p text:style-name="P1"><text:span text:style-name="T1">$2,$3,$4,$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17" draw:id="id17" draw:layer="layout" svg:width="1.8cm" svg:height="0.688cm" svg:x="13.4cm" svg:y="1.5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xml:id="id14" draw:id="id14" draw:layer="layout" svg:width="11.6cm" svg:height="0.7cm" svg:x="6.3cm" svg:y="13.3cm">
          <text:p text:style-name="P1"><text:span text:style-name="T5">Vorherige Abfrage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xml:id="id20" draw:id="id20" draw:layer="layout" svg:width="11.6cm" svg:height="0.7cm" svg:x="6.299cm" svg:y="12.499cm">
          <text:p text:style-name="P1"><text:span text:style-name="T5">Abfrage von Subshe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19" draw:id="id19" draw:layer="layout" svg:width="2.6cm" svg:height="0.688cm" svg:x="15.7cm" svg:y="1.512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0.8cm" svg:height="7.12cm" svg:x="17.668cm" svg:y="5.912cm">
          <draw:text-box>
            <text:p text:style-name="P3"><text:span text:style-name="T2">UNION</text:span></text:p>
          </draw:text-box>
        </draw:frame>
        <draw:connector draw:style-name="gr15" draw:text-style-name="P1" draw:layer="layout" svg:x1="3.5cm" svg:y1="2.2cm" svg:x2="6.3cm" svg:y2="13.65cm" draw:start-shape="id13" draw:start-glue-point="2" draw:end-shape="id14" draw:end-glue-point="3" svg:d="m3500 2200v11450h2800">
          <text:p/>
        </draw:connector>
        <draw:connector draw:style-name="gr15" draw:text-style-name="P1" draw:layer="layout" draw:type="line" svg:x1="12.1cm" svg:y1="2.2cm" svg:x2="12.05cm" svg:y2="5.2cm" draw:start-shape="id15" draw:start-glue-point="2" draw:end-shape="id16" draw:end-glue-point="0" svg:d="m12100 2200-50 3000">
          <text:p/>
        </draw:connector>
        <draw:connector draw:style-name="gr15" draw:text-style-name="P1" draw:layer="layout" draw:type="line" svg:x1="14.3cm" svg:y1="2.2cm" svg:x2="14.272cm" svg:y2="9.462cm" draw:start-shape="id17" draw:start-glue-point="2" draw:end-shape="id18" draw:end-glue-point="0" svg:d="m14300 2200-28 7262">
          <text:p/>
        </draw:connector>
        <draw:connector draw:style-name="gr15" draw:text-style-name="P1" draw:layer="layout" svg:x1="18.3cm" svg:y1="1.856cm" svg:x2="17.899cm" svg:y2="12.849cm" draw:start-shape="id19" draw:start-glue-point="1" draw:end-shape="id20" svg:d="m18300 1856h500v10993h-901">
          <text:p/>
        </draw:connector>
        <draw:custom-shape draw:style-name="gr16" draw:text-style-name="P1" xml:id="id13" draw:id="id13" draw:layer="layout" svg:width="2.6cm" svg:height="0.688cm" svg:x="2.2cm" svg:y="1.512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4.2cm" svg:height="1.1cm" draw:transform="rotate (-1.5707963267949) translate (14.7cm 4.1cm)">
          <draw:text-box>
            <text:p><text:span text:style-name="T3">makeUnion()</text:span></text:p>
          </draw:text-box>
        </draw:frame>
        <draw:frame draw:style-name="gr18" draw:text-style-name="P6" draw:layer="layout" svg:width="4.2cm" svg:height="0.806cm" draw:transform="rotate (-1.5707963267949) translate (4.3cm 4.3cm)">
          <draw:text-box>
            <text:p><text:span text:style-name="T3">makeUnion()</text:span></text:p>
          </draw:text-box>
        </draw:frame>
        <draw:frame draw:style-name="gr17" draw:text-style-name="P6" draw:layer="layout" svg:width="4.2cm" svg:height="1.1cm" draw:transform="rotate (-1.5707963267949) translate (19.3cm 8.9cm)">
          <draw:text-box>
            <text:p><text:span text:style-name="T3">makeUnion()</text:span></text:p>
          </draw:text-box>
        </draw:frame>
        <draw:frame draw:style-name="gr19" draw:text-style-name="P6" draw:layer="layout" svg:width="4.2cm" svg:height="1.05cm" svg:x="9.9cm" svg:y="2.2cm">
          <draw:text-box>
            <text:p><text:span text:style-name="T3">makeUnion()</text:span></text:p>
          </draw:text-box>
        </draw:frame>
        <draw:connector draw:style-name="gr14" draw:text-style-name="P5" draw:layer="layout" draw:type="line" svg:x1="19.3cm" svg:y1="9.15cm" svg:x2="21.6cm" svg:y2="9.151cm" draw:start-shape="id21" draw:end-shape="id22" svg:d="m19300 9150 2300 1">
          <text:p text:style-name="P1"><text:span text:style-name="T3">print()</text:span></text:p>
        </draw:connector>
        <draw:g xml:id="id22" draw:id="id22">
          <draw:g>
            <draw:custom-shape draw:style-name="gr20" draw:text-style-name="P1" draw:layer="layout" svg:width="7.4cm" svg:height="3.073cm" svg:x="21.6cm" svg:y="7.9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layer="layout" svg:width="7.299cm" svg:height="3.095cm" svg:x="21.6cm" svg:y="8.107cm">
              <draw:text-box>
                <text:p>SELECT *</text:p>
                <text:p>FROM datei</text:p>
                <text:p>WHERE $1||$2||...||$n like '%muster%'</text:p>
              </draw:text-box>
            </draw:frame>
          </draw:g>
          <draw:frame draw:style-name="gr29" draw:layer="layout" svg:width="1.849cm" svg:height="0.962cm" svg:x="24.24cm" svg:y="7.1cm">
            <draw:text-box>
              <text:p>SQL</text:p>
            </draw:text-box>
          </draw:frame>
        </draw:g>
        <draw:frame draw:style-name="gr23" draw:text-style-name="P7" draw:layer="layout" svg:width="17.5cm" svg:height="0.962cm" svg:x="1.9cm" svg:y="1.4cm">
          <draw:text-box>
            <text:p><text:span text:style-name="T4">vorherige</text:span><text:span text:style-name="T1"> </text:span><text:span text:style-name="T1"><text:tab/></text:span><text:span text:style-name="T1">| </text:span><text:span text:style-name="T1"><text:tab/></text:span><text:span text:style-name="T1">grep -v muster datei &lt;datei2 &lt;</text:span><text:span text:style-name="T5">(</text:span><text:span text:style-name="T6">subshell</text:span><text:span text:style-name="T5">)</text:span></text:p>
          </draw:text-box>
        </draw:frame>
        <draw:custom-shape draw:style-name="gr7" draw:text-style-name="P10" draw:layer="layout" svg:width="7.9cm" svg:height="0.688cm" svg:x="9.6cm" svg:y="5.812cm">
          <text:p text:style-name="P9"><text:span text:style-name="T1">$1||$2||... like '%muster%'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10.1cm" svg:y1="2.2cm" svg:x2="10.1cm" svg:y2="5.8cm">
          <text:p/>
        </draw:line>
        <draw:frame draw:style-name="gr30" draw:text-style-name="P1" draw:layer="layout" svg:width="3.9cm" svg:height="1.362cm" svg:x="8.2cm" svg:y="2.7cm">
          <draw:text-box>
            <text:p text:style-name="P1"><text:span text:style-name="T3">optscut()</text:span></text:p>
            <text:p text:style-name="P1"><text:span text:style-name="T3">addCondition()</text:span></text:p>
          </draw:text-box>
        </draw:frame>
        <draw:custom-shape draw:style-name="gr31" draw:text-style-name="P1" draw:layer="layout" svg:width="0.7cm" svg:height="0.7cm" svg:x="8.5cm" svg:y="1.5cm">
          <text:p/>
          <draw:enhanced-geometry svg:viewBox="0 0 21600 21600" draw:type="rectangle" draw:enhanced-path="M 0 0 L 21600 0 21600 21600 0 21600 0 0 Z N"/>
        </draw:custom-shape>
        <draw:frame draw:style-name="gr23" draw:text-style-name="P7" draw:layer="layout" svg:width="17.5cm" svg:height="0.962cm" svg:x="1.9cm" svg:y="1.4cm">
          <draw:text-box>
            <text:p><text:span text:style-name="T4">vorherige</text:span><text:span text:style-name="T1"> </text:span><text:span text:style-name="T1"><text:tab/></text:span><text:span text:style-name="T1">| </text:span><text:span text:style-name="T1"><text:tab/></text:span><text:span text:style-name="T1">grep -v muster datei &lt;datei2 &lt;</text:span><text:span text:style-name="T5">(</text:span><text:span text:style-name="T6">subshell</text:span><text:span text:style-name="T5">)</text:span></text:p>
          </draw:text-box>
        </draw:frame>
        <draw:custom-shape draw:style-name="gr32" draw:text-style-name="P10" draw:layer="layout" svg:width="1.479cm" svg:height="0.688cm" svg:x="8.288cm" svg:y="5.812cm">
          <text:p text:style-name="P9"><text:span text:style-name="T1">NOT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15" draw:text-style-name="P1" draw:layer="layout" svg:x1="8.55cm" svg:y1="2.199cm" svg:x2="8.55cm" svg:y2="5.799cm">
          <text:p/>
        </draw:line>
        <draw:custom-shape draw:style-name="gr7" draw:text-style-name="P10" draw:layer="layout" svg:width="7.9cm" svg:height="0.688cm" svg:x="9.601cm" svg:y="10.112cm">
          <text:p text:style-name="P9"><text:span text:style-name="T1">$1||$2||... like '%muster%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0" draw:layer="layout" svg:width="1.479cm" svg:height="0.688cm" svg:x="8.289cm" svg:y="10.112cm">
          <text:p text:style-name="P9"><text:span text:style-name="T1">NOT</text:span></text:p>
          <draw:enhanced-geometry svg:viewBox="0 0 21600 21600" draw:mirror-horizontal="true" draw:mirror-vertical="false" draw:type="rectangle" draw:enhanced-path="M 0 0 L 21600 0 21600 21600 0 21600 0 0 Z N"/>
        </draw:custom-shape>
      </draw:page>
      <draw:page draw:name="page3" draw:style-name="dp1" draw:master-page-name="Standard">
        <draw:custom-shape draw:style-name="gr1" draw:text-style-name="P1" draw:layer="layout" svg:width="17.9cm" svg:height="0.988cm" svg:x="2cm" svg:y="1.0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cm" svg:height="0.688cm" svg:x="9.1cm" svg:y="1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3cm" svg:height="10.7cm" svg:x="6cm" svg:y="3.5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4" draw:text-style-name="P1" draw:layer="layout" svg:width="11.6cm" svg:height="2.562cm" svg:x="6.211cm" svg:y="3.7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3" draw:layer="layout" svg:width="11.441cm" svg:height="2.451cm" svg:x="6.211cm" svg:y="3.81cm">
              <draw:text-box>
                <text:p>Select</text:p>
                <text:p>From</text:p>
                <text:p>Where</text:p>
              </draw:text-box>
            </draw:frame>
          </draw:g>
        </draw:g>
        <draw:custom-shape draw:style-name="gr6" draw:text-style-name="P2" xml:id="id24" draw:id="id24" draw:layer="layout" svg:width="1.5cm" svg:height="0.588cm" svg:x="11.3cm" svg:y="4.8cm">
          <text:p text:style-name="P1"><text:span text:style-name="T1">date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23" draw:id="id23" draw:layer="layout" svg:width="1.4cm" svg:height="0.688cm" svg:x="11.4cm" svg:y="1.112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4" draw:text-style-name="P1" draw:layer="layout" svg:width="11.6cm" svg:height="2.6cm" svg:x="6.255cm" svg:y="6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4" draw:layer="layout" svg:width="11.441cm" svg:height="2.487cm" svg:x="6.255cm" svg:y="6.373cm">
              <draw:text-box>
                <text:p>Select</text:p>
                <text:p>From</text:p>
                <text:p>Where</text:p>
              </draw:text-box>
            </draw:frame>
          </draw:g>
        </draw:g>
        <draw:custom-shape draw:style-name="gr10" draw:text-style-name="P2" xml:id="id26" draw:id="id26" draw:layer="layout" svg:width="1.856cm" svg:height="0.588cm" svg:x="13.344cm" svg:y="7.362cm">
          <text:p text:style-name="P1"><text:span text:style-name="T1">datei2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2" draw:layer="layout" svg:width="3.444cm" svg:height="0.588cm" svg:x="8.544cm" svg:y="6.562cm">
          <text:p text:style-name="P1"><text:span text:style-name="T1">$2,$3,$4,$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25" draw:id="id25" draw:layer="layout" svg:width="1.8cm" svg:height="0.688cm" svg:x="13.4cm" svg:y="1.1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27" draw:id="id27" draw:layer="layout" svg:width="2.6cm" svg:height="0.688cm" svg:x="15.7cm" svg:y="1.112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0.8cm" svg:height="7.12cm" svg:x="17.668cm" svg:y="5.512cm">
          <draw:text-box>
            <text:p text:style-name="P3"><text:span text:style-name="T2">UNION</text:span></text:p>
          </draw:text-box>
        </draw:frame>
        <draw:connector draw:style-name="gr15" draw:text-style-name="P1" draw:layer="layout" draw:type="line" svg:x1="12.1cm" svg:y1="1.8cm" svg:x2="12.05cm" svg:y2="4.8cm" draw:start-shape="id23" draw:start-glue-point="2" draw:end-shape="id24" draw:end-glue-point="0" svg:d="m12100 1800-50 3000">
          <text:p/>
        </draw:connector>
        <draw:connector draw:style-name="gr15" draw:text-style-name="P1" draw:layer="layout" draw:type="line" svg:x1="14.3cm" svg:y1="1.8cm" svg:x2="14.272cm" svg:y2="7.362cm" draw:start-shape="id25" draw:start-glue-point="2" draw:end-shape="id26" draw:end-glue-point="0" svg:d="m14300 1800-28 5562">
          <text:p/>
        </draw:connector>
        <draw:custom-shape draw:style-name="gr16" draw:text-style-name="P1" xml:id="id29" draw:id="id29" draw:layer="layout" svg:width="2.6cm" svg:height="0.688cm" svg:x="2.2cm" svg:y="1.112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4.2cm" svg:height="1.1cm" draw:transform="rotate (-1.5707963267949) translate (14.7cm 3.7cm)">
          <draw:text-box>
            <text:p><text:span text:style-name="T3">makeUnion()</text:span></text:p>
          </draw:text-box>
        </draw:frame>
        <draw:frame draw:style-name="gr18" draw:text-style-name="P6" draw:layer="layout" svg:width="4.2cm" svg:height="0.806cm" draw:transform="rotate (-1.5707963267949) translate (4.3cm 3.9cm)">
          <draw:text-box>
            <text:p><text:span text:style-name="T3">makeUnion()</text:span></text:p>
          </draw:text-box>
        </draw:frame>
        <draw:frame draw:style-name="gr17" draw:text-style-name="P6" draw:layer="layout" svg:width="4.2cm" svg:height="1.1cm" draw:transform="rotate (-1.5707963267949) translate (19.3cm 8.5cm)">
          <draw:text-box>
            <text:p><text:span text:style-name="T3">makeUnion()</text:span></text:p>
          </draw:text-box>
        </draw:frame>
        <draw:frame draw:style-name="gr19" draw:text-style-name="P6" draw:layer="layout" svg:width="4.2cm" svg:height="1.05cm" svg:x="9.9cm" svg:y="1.8cm">
          <draw:text-box>
            <text:p><text:span text:style-name="T3">makeUnion()</text:span></text:p>
          </draw:text-box>
        </draw:frame>
        <draw:connector draw:style-name="gr14" draw:text-style-name="P5" draw:layer="layout" draw:type="line" svg:x1="19.3cm" svg:y1="8.75cm" svg:x2="21.6cm" svg:y2="8.751cm" svg:d="m19300 8750 2300 1">
          <text:p text:style-name="P1"><text:span text:style-name="T3">print()</text:span></text:p>
        </draw:connector>
        <draw:g>
          <draw:g>
            <draw:custom-shape draw:style-name="gr20" draw:text-style-name="P1" draw:layer="layout" svg:width="7.4cm" svg:height="4.694cm" svg:x="21.6cm" svg:y="7.5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5" draw:layer="layout" svg:width="7.299cm" svg:height="4.728cm" svg:x="21.6cm" svg:y="7.772cm">
              <draw:text-box>
                <text:p>SELECT *</text:p>
                <text:p>FROM datei</text:p>
                <text:p>WHERE $1||$2||...||$n like '%muster%'</text:p>
                <text:p>UNION</text:p>
                <text:p>SELECT * ...</text:p>
              </draw:text-box>
            </draw:frame>
          </draw:g>
          <draw:frame draw:style-name="gr36" draw:layer="layout" svg:width="1.849cm" svg:height="1.454cm" svg:x="24.24cm" svg:y="6.7cm">
            <draw:text-box>
              <text:p>SQL</text:p>
            </draw:text-box>
          </draw:frame>
        </draw:g>
        <draw:frame draw:style-name="gr23" draw:text-style-name="P7" draw:layer="layout" svg:width="17.5cm" svg:height="0.962cm" svg:x="1.9cm" svg:y="1cm">
          <draw:text-box>
            <text:p><text:span text:style-name="T4">vorherige</text:span><text:span text:style-name="T1"> </text:span><text:span text:style-name="T1"><text:tab/></text:span><text:span text:style-name="T1">| </text:span><text:span text:style-name="T1"><text:tab/></text:span><text:span text:style-name="T1">grep -v muster datei &lt;datei2 &lt;</text:span><text:span text:style-name="T5">(</text:span><text:span text:style-name="T6">subshell</text:span><text:span text:style-name="T5">)</text:span></text:p>
          </draw:text-box>
        </draw:frame>
        <draw:custom-shape draw:style-name="gr7" draw:text-style-name="P10" draw:layer="layout" svg:width="7.9cm" svg:height="0.688cm" svg:x="9.6cm" svg:y="5.412cm">
          <text:p text:style-name="P9"><text:span text:style-name="T1">$1||$2||... like '%muster%'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10.1cm" svg:y1="1.8cm" svg:x2="10.1cm" svg:y2="5.4cm">
          <text:p/>
        </draw:line>
        <draw:frame draw:style-name="gr30" draw:text-style-name="P2" draw:layer="layout" svg:width="3.9cm" svg:height="1.362cm" svg:x="8.2cm" svg:y="2.3cm">
          <draw:text-box>
            <text:p text:style-name="P1"><text:span text:style-name="T3">optscut()</text:span></text:p>
            <text:p text:style-name="P1"><text:span text:style-name="T3">addCondition()</text:span></text:p>
          </draw:text-box>
        </draw:frame>
        <draw:custom-shape draw:style-name="gr31" draw:text-style-name="P1" draw:layer="layout" svg:width="0.7cm" svg:height="0.7cm" svg:x="8.5cm" svg:y="1.1cm">
          <text:p/>
          <draw:enhanced-geometry svg:viewBox="0 0 21600 21600" draw:type="rectangle" draw:enhanced-path="M 0 0 L 21600 0 21600 21600 0 21600 0 0 Z N"/>
        </draw:custom-shape>
        <draw:frame draw:style-name="gr23" draw:text-style-name="P7" draw:layer="layout" svg:width="17.5cm" svg:height="0.962cm" svg:x="1.9cm" svg:y="1cm">
          <draw:text-box>
            <text:p><text:span text:style-name="T4">vorherige</text:span><text:span text:style-name="T1"> </text:span><text:span text:style-name="T1"><text:tab/></text:span><text:span text:style-name="T1">| </text:span><text:span text:style-name="T1"><text:tab/></text:span><text:span text:style-name="T1">grep -v muster datei &lt;datei2 &lt;</text:span><text:span text:style-name="T5">(</text:span><text:span text:style-name="T6">subshell</text:span><text:span text:style-name="T5">)</text:span></text:p>
          </draw:text-box>
        </draw:frame>
        <draw:custom-shape draw:style-name="gr32" draw:text-style-name="P10" draw:layer="layout" svg:width="1.479cm" svg:height="0.688cm" svg:x="8.288cm" svg:y="5.412cm">
          <text:p text:style-name="P9"><text:span text:style-name="T1">NOT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15" draw:text-style-name="P1" draw:layer="layout" svg:x1="8.55cm" svg:y1="1.799cm" svg:x2="8.55cm" svg:y2="5.399cm">
          <text:p/>
        </draw:line>
        <draw:custom-shape draw:style-name="gr7" draw:text-style-name="P10" draw:layer="layout" svg:width="7.9cm" svg:height="0.688cm" svg:x="9.601cm" svg:y="8.012cm">
          <text:p text:style-name="P9"><text:span text:style-name="T1">$1||$2||... like '%muster%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0" draw:layer="layout" svg:width="1.479cm" svg:height="0.688cm" svg:x="8.289cm" svg:y="8.012cm">
          <text:p text:style-name="P9"><text:span text:style-name="T1">NOT</text:span></text:p>
          <draw:enhanced-geometry svg:viewBox="0 0 21600 21600" draw:mirror-horizontal="true" draw:mirror-vertical="false" draw:type="rectangle" draw:enhanced-path="M 0 0 L 21600 0 21600 21600 0 21600 0 0 Z N"/>
        </draw:custom-shape>
        <draw:g>
          <draw:g>
            <draw:custom-shape draw:style-name="gr4" draw:text-style-name="P1" draw:layer="layout" svg:width="11.6cm" svg:height="2.6cm" svg:x="6.254cm" svg:y="8.8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4" draw:layer="layout" svg:width="11.441cm" svg:height="2.487cm" svg:x="6.254cm" svg:y="8.972cm">
              <draw:text-box>
                <text:p>Select</text:p>
                <text:p>From</text:p>
                <text:p>Where</text:p>
              </draw:text-box>
            </draw:frame>
          </draw:g>
        </draw:g>
        <draw:custom-shape draw:style-name="gr7" draw:text-style-name="P2" draw:layer="layout" svg:width="3.444cm" svg:height="0.588cm" svg:x="8.543cm" svg:y="9.161cm">
          <text:p text:style-name="P1"><text:span text:style-name="T1">$2,$3,$4,$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7.9cm" svg:height="0.688cm" svg:x="9.6cm" svg:y="10.611cm">
          <text:p text:style-name="P9"><text:span text:style-name="T1">$1||$2||... like '%muster%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0" draw:layer="layout" svg:width="1.479cm" svg:height="0.688cm" svg:x="8.288cm" svg:y="10.611cm">
          <text:p text:style-name="P9"><text:span text:style-name="T1">NO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5" draw:text-style-name="P8" xml:id="id28" draw:id="id28" draw:layer="layout" svg:width="9cm" svg:height="0.7cm" svg:x="8.5cm" svg:y="9.799cm">
          <text:p text:style-name="P1"><text:span text:style-name="T5">Abfrage von Subshell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18.3cm" svg:y1="1.456cm" svg:x2="17.5cm" svg:y2="10.149cm" draw:start-shape="id27" draw:start-glue-point="1" draw:end-shape="id28" svg:d="m18300 1456h500v8693h-1300">
          <text:p/>
        </draw:connector>
        <draw:g>
          <draw:g>
            <draw:custom-shape draw:style-name="gr4" draw:text-style-name="P1" draw:layer="layout" svg:width="11.6cm" svg:height="2.6cm" svg:x="6.253cm" svg:y="11.4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4" draw:layer="layout" svg:width="11.441cm" svg:height="2.487cm" svg:x="6.253cm" svg:y="11.571cm">
              <draw:text-box>
                <text:p>Select</text:p>
                <text:p>From</text:p>
                <text:p>Where</text:p>
              </draw:text-box>
            </draw:frame>
          </draw:g>
        </draw:g>
        <draw:custom-shape draw:style-name="gr7" draw:text-style-name="P2" draw:layer="layout" svg:width="3.444cm" svg:height="0.588cm" svg:x="8.542cm" svg:y="11.76cm">
          <text:p text:style-name="P1"><text:span text:style-name="T1">$2,$3,$4,$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7.9cm" svg:height="0.688cm" svg:x="9.599cm" svg:y="13.21cm">
          <text:p text:style-name="P9"><text:span text:style-name="T1">$1||$2||... like '%muster%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0" draw:layer="layout" svg:width="1.479cm" svg:height="0.688cm" svg:x="8.287cm" svg:y="13.21cm">
          <text:p text:style-name="P9"><text:span text:style-name="T1">NO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6" draw:text-style-name="P8" xml:id="id30" draw:id="id30" draw:layer="layout" svg:width="9cm" svg:height="0.7cm" svg:x="8.5cm" svg:y="12.4cm">
          <text:p text:style-name="P1"><text:span text:style-name="T5">Vorherige Abfrage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3.5cm" svg:y1="1.8cm" svg:x2="8.5cm" svg:y2="12.75cm" draw:start-shape="id29" draw:start-glue-point="2" draw:end-shape="id30" draw:end-glue-point="3" svg:d="m3500 1800v10950h5000">
          <text:p/>
        </draw:connector>
      </draw:page>
      <draw:page draw:name="page4" draw:style-name="dp1" draw:master-page-name="Standard">
        <draw:custom-shape draw:style-name="gr1" draw:text-style-name="P1" draw:layer="layout" svg:width="17.9cm" svg:height="0.988cm" svg:x="2cm" svg:y="1.4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0.688cm" svg:x="8.5cm" svg:y="1.5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5" draw:id="id35" draw:layer="layout" svg:width="13.3cm" svg:height="4.3cm" svg:x="6cm" svg:y="3.9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4" draw:text-style-name="P1" draw:layer="layout" svg:width="12.289cm" svg:height="3.862cm" svg:x="6.211cm" svg:y="4.1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7" draw:layer="layout" svg:width="12.121cm" svg:height="3.806cm" svg:x="6.211cm" svg:y="4.247cm">
              <draw:text-box>
                <text:p>Select</text:p>
                <text:p>From</text:p>
                <text:p>Where</text:p>
                <text:p>Groupby</text:p>
                <text:p>Orderby</text:p>
              </draw:text-box>
            </draw:frame>
          </draw:g>
        </draw:g>
        <draw:custom-shape draw:style-name="gr6" draw:text-style-name="P2" xml:id="id34" draw:id="id34" draw:layer="layout" svg:width="3.3cm" svg:height="0.588cm" svg:x="10.2cm" svg:y="5.2cm">
          <text:p text:style-name="P1"><text:span text:style-name="T1">datei as 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7.9cm" svg:height="0.588cm" svg:x="8.5cm" svg:y="4.4cm">
          <text:p text:style-name="P1"><text:span text:style-name="T1">t1.$1,...,t2.$1,t2.$2,t2.$4,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33" draw:id="id33" draw:layer="layout" svg:width="1.4cm" svg:height="0.688cm" svg:x="11.1cm" svg:y="1.5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xml:id="id32" draw:id="id32" draw:layer="layout" svg:width="4cm" svg:height="0.6cm" svg:x="13.6cm" svg:y="5.2cm">
          <text:p text:style-name="P1"><text:span text:style-name="T5">Abfrage as t2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3.5cm" svg:y1="2.2cm" svg:x2="15.6cm" svg:y2="5.8cm" draw:start-shape="id31" draw:start-glue-point="2" draw:end-shape="id32" draw:end-glue-point="2" svg:d="m3500 2200v4152h12100v-552">
          <text:p/>
        </draw:connector>
        <draw:connector draw:style-name="gr15" draw:text-style-name="P1" draw:layer="layout" draw:type="line" svg:x1="11.8cm" svg:y1="2.2cm" svg:x2="11.85cm" svg:y2="5.2cm" draw:start-shape="id33" draw:start-glue-point="2" draw:end-shape="id34" draw:end-glue-point="0" svg:d="m11800 2200 50 3000">
          <text:p/>
        </draw:connector>
        <draw:custom-shape draw:style-name="gr16" draw:text-style-name="P1" xml:id="id31" draw:id="id31" draw:layer="layout" svg:width="2.6cm" svg:height="0.688cm" svg:x="2.2cm" svg:y="1.512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4.2cm" svg:height="0.806cm" draw:transform="rotate (-1.5707963267949) translate (4.3cm 4.3cm)">
          <draw:text-box>
            <text:p><text:span text:style-name="T3">makeCross()</text:span></text:p>
          </draw:text-box>
        </draw:frame>
        <draw:frame draw:style-name="gr37" draw:text-style-name="P6" draw:layer="layout" svg:width="4.1cm" svg:height="0.806cm" svg:x="9.9cm" svg:y="2.3cm">
          <draw:text-box>
            <text:p><text:span text:style-name="T3">makeCross()</text:span></text:p>
          </draw:text-box>
        </draw:frame>
        <draw:connector draw:style-name="gr14" draw:text-style-name="P5" draw:layer="layout" draw:type="line" svg:x1="19.3cm" svg:y1="6.05cm" svg:x2="21.8cm" svg:y2="6.1cm" draw:start-shape="id35" draw:end-shape="id36" svg:d="m19300 6050 2500 50">
          <text:p text:style-name="P1"><text:span text:style-name="T3">print()</text:span></text:p>
        </draw:connector>
        <draw:g xml:id="id36" draw:id="id36">
          <draw:g>
            <draw:custom-shape draw:style-name="gr20" draw:text-style-name="P1" draw:layer="layout" svg:width="7.4cm" svg:height="3.688cm" svg:x="21.8cm" svg:y="4.4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8" draw:layer="layout" svg:width="7.299cm" svg:height="3.592cm" svg:x="21.8cm" svg:y="4.608cm">
              <draw:text-box>
                <text:p>SELECT t1.$1,...</text:p>
                <text:p>FROM datei as t1,</text:p>
                <text:p><text:tab/>(&lt;Abfrage&gt;) as t2</text:p>
                <text:p>WHERE t1.$2 = t2.$3</text:p>
              </draw:text-box>
            </draw:frame>
          </draw:g>
          <draw:frame draw:style-name="gr39" draw:layer="layout" svg:width="1.849cm" svg:height="0.962cm" svg:x="24.44cm" svg:y="4cm">
            <draw:text-box>
              <text:p>SQL</text:p>
            </draw:text-box>
          </draw:frame>
        </draw:g>
        <draw:custom-shape draw:style-name="gr7" draw:text-style-name="P2" draw:layer="layout" svg:width="3.9cm" svg:height="0.588cm" svg:x="8.5cm" svg:y="5.9cm">
          <text:p text:style-name="P1"><text:span text:style-name="T1">t1.$2 = t2.$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7" draw:layer="layout" svg:width="17.5cm" svg:height="0.962cm" svg:x="1.9cm" svg:y="1.4cm">
          <draw:text-box>
            <text:p><text:span text:style-name="T4">vorherige</text:span><text:span text:style-name="T1"> </text:span><text:span text:style-name="T1"><text:tab/></text:span><text:span text:style-name="T1">| </text:span><text:span text:style-name="T1"><text:tab/></text:span><text:span text:style-name="T1">join <text:s/>-1 2 -2 3 datei</text:span></text:p>
          </draw:text-box>
        </draw:frame>
        <draw:line draw:style-name="gr15" draw:text-style-name="P1" draw:layer="layout" svg:x1="8.6cm" svg:y1="2.2cm" svg:x2="8.6cm" svg:y2="5.9cm">
          <text:p/>
        </draw:line>
        <draw:line draw:style-name="gr15" draw:text-style-name="P1" draw:layer="layout" svg:x1="9.9cm" svg:y1="2.2cm" svg:x2="9.9cm" svg:y2="4.4cm">
          <text:p/>
        </draw:line>
        <draw:frame draw:style-name="gr40" draw:text-style-name="P6" draw:layer="layout" svg:width="3.6cm" svg:height="0.806cm" svg:x="8.7cm" svg:y="2.8cm">
          <draw:text-box>
            <text:p><text:span text:style-name="T3">deleteSelect()</text:span></text:p>
          </draw:text-box>
        </draw:frame>
        <draw:frame draw:style-name="gr40" draw:text-style-name="P6" draw:layer="layout" svg:width="3.9cm" svg:height="0.806cm" svg:x="6.9cm" svg:y="3.2cm">
          <draw:text-box>
            <text:p><text:span text:style-name="T3">addCondition()</text:span></text:p>
          </draw:text-box>
        </draw:frame>
      </draw:page>
      <draw:page draw:name="page5" draw:style-name="dp1" draw:master-page-name="Standard">
        <draw:custom-shape draw:style-name="gr1" draw:text-style-name="P1" draw:layer="layout" svg:width="8.3cm" svg:height="2.588cm" svg:x="1.1cm" svg:y="1.7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7" draw:id="id37" draw:layer="layout" svg:width="10cm" svg:height="8.8cm" svg:x="9.6cm" svg:y="2.8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4" draw:text-style-name="P1" draw:layer="layout" svg:width="8.503cm" svg:height="3.862cm" svg:x="9.793cm" svg:y="3.0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7" draw:layer="layout" svg:width="8.385cm" svg:height="3.806cm" svg:x="9.793cm" svg:y="3.147cm">
              <draw:text-box>
                <text:p>Select</text:p>
                <text:p>From</text:p>
                <text:p>Where</text:p>
                <text:p>Groupby</text:p>
                <text:p>Orderby</text:p>
              </draw:text-box>
            </draw:frame>
          </draw:g>
        </draw:g>
        <draw:g>
          <draw:g>
            <draw:custom-shape draw:style-name="gr41" draw:text-style-name="P1" draw:layer="layout" svg:width="8.471cm" svg:height="3.862cm" svg:x="9.825cm" svg:y="7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2" draw:layer="layout" svg:width="8.355cm" svg:height="3.806cm" svg:x="9.825cm" svg:y="7.409cm">
              <draw:text-box>
                <text:p>Select</text:p>
                <text:p>From</text:p>
                <text:p>Where</text:p>
                <text:p>Groupby</text:p>
                <text:p>Orderby</text:p>
              </draw:text-box>
            </draw:frame>
          </draw:g>
        </draw:g>
        <draw:custom-shape draw:style-name="gr8" draw:text-style-name="P1" xml:id="id41" draw:id="id41" draw:layer="layout" svg:width="2.2cm" svg:height="0.688cm" svg:x="6.8cm" svg:y="3.3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5.544cm" svg:height="0.7cm" svg:x="12.643cm" svg:y="8.2cm">
          <text:p text:style-name="P1"><text:span text:style-name="T5">Vorherige Abfrage</text:span></text:p>
          <draw:enhanced-geometry svg:viewBox="0 0 21600 21600" draw:type="rectangle" draw:enhanced-path="M 0 0 L 21600 0 21600 21600 0 21600 0 0 Z N"/>
        </draw:custom-shape>
        <draw:frame draw:style-name="gr43" draw:text-style-name="P4" draw:layer="layout" svg:width="0.731cm" svg:height="5.9cm" svg:x="18.622cm" svg:y="4.5cm">
          <draw:text-box>
            <text:p text:style-name="P3"><text:span text:style-name="T2">UNION</text:span></text:p>
          </draw:text-box>
        </draw:frame>
        <draw:custom-shape draw:style-name="gr16" draw:text-style-name="P1" draw:layer="layout" svg:width="2.6cm" svg:height="0.688cm" svg:x="1.2cm" svg:y="1.912cm">
          <text:p/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19.6cm" svg:y1="7.2cm" svg:x2="21.6cm" svg:y2="7.203cm" draw:start-shape="id37" draw:end-shape="id38" svg:d="m19600 7200 2000 3">
          <text:p text:style-name="P1"><text:span text:style-name="T3">print()</text:span></text:p>
        </draw:connector>
        <draw:g xml:id="id38" draw:id="id38">
          <draw:g>
            <draw:custom-shape draw:style-name="gr20" draw:text-style-name="P1" draw:layer="layout" svg:width="7.9cm" svg:height="5.911cm" svg:x="21.6cm" svg:y="4.0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4" draw:layer="layout" svg:width="7.791cm" svg:height="5.759cm" svg:x="21.6cm" svg:y="4.241cm">
              <draw:text-box>
                <text:p>SELECT $1</text:p>
                <text:p>FROM &lt;vorherige&gt;</text:p>
                <text:p>WHERE $1&gt;3</text:p>
                <text:p>UNION</text:p>
                <text:p>SELECT $1</text:p>
                <text:p>FROM &lt;vorherige&gt;</text:p>
                <text:p>WHERE $2 like 'Muster%'</text:p>
              </draw:text-box>
            </draw:frame>
          </draw:g>
          <draw:frame draw:style-name="gr22" draw:layer="layout" svg:width="1.999cm" svg:height="0.962cm" svg:x="24.453cm" svg:y="3.107cm">
            <draw:text-box>
              <text:p>SQL</text:p>
            </draw:text-box>
          </draw:frame>
        </draw:g>
        <draw:custom-shape draw:style-name="gr6" draw:text-style-name="P2" xml:id="id42" draw:id="id42" draw:layer="layout" svg:width="1.064cm" svg:height="0.588cm" svg:x="14.038cm" svg:y="7.512cm">
          <text:p text:style-name="P1"><text:span text:style-name="T1">$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7" xml:id="id46" draw:id="id46" draw:layer="layout" svg:width="3.37cm" svg:height="0.962cm" svg:x="13.513cm" svg:y="4.7cm">
          <draw:text-box>
            <text:p><text:span text:style-name="T1">$1&gt;3</text:span></text:p>
          </draw:text-box>
        </draw:frame>
        <draw:frame draw:style-name="gr46" draw:text-style-name="P7" xml:id="id44" draw:id="id44" draw:layer="layout" svg:width="5.585cm" svg:height="0.962cm" svg:x="12.602cm" svg:y="8.8cm">
          <draw:text-box>
            <text:p><text:span text:style-name="T1">$2 like 'Muster%'</text:span></text:p>
          </draw:text-box>
        </draw:frame>
        <draw:custom-shape draw:style-name="gr11" draw:text-style-name="P1" xml:id="id45" draw:id="id45" draw:layer="layout" svg:width="2.2cm" svg:height="0.688cm" svg:x="2.7cm" svg:y="2.6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3" draw:id="id43" draw:layer="layout" svg:width="3.8cm" svg:height="0.688cm" svg:x="2.7cm" svg:y="3.31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xml:id="id39" draw:id="id39" draw:layer="layout" svg:width="2.2cm" svg:height="0.688cm" svg:x="6.8cm" svg:y="2.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" xml:id="id40" draw:id="id40" draw:layer="layout" svg:width="1.065cm" svg:height="0.588cm" svg:x="14.405cm" svg:y="3.3cm">
          <text:p text:style-name="P1"><text:span text:style-name="T1">$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draw:line-skew="1.098cm" svg:x1="9cm" svg:y1="2.944cm" svg:x2="14.405cm" svg:y2="3.594cm" draw:start-shape="id39" draw:start-glue-point="1" draw:end-shape="id40" draw:end-glue-point="3" svg:d="m9000 2944h3800v650h1605">
          <text:p/>
        </draw:connector>
        <draw:connector draw:style-name="gr15" draw:text-style-name="P1" draw:layer="layout" svg:x1="7.9cm" svg:y1="4cm" svg:x2="14.038cm" svg:y2="7.806cm" draw:start-shape="id41" draw:start-glue-point="2" draw:end-shape="id42" draw:end-glue-point="3" svg:d="m7900 4000v3806h6138">
          <text:p/>
        </draw:connector>
        <draw:connector draw:style-name="gr15" draw:text-style-name="P1" draw:layer="layout" svg:x1="4.6cm" svg:y1="4cm" svg:x2="12.602cm" svg:y2="9.281cm" draw:start-shape="id43" draw:start-glue-point="2" draw:end-shape="id44" draw:end-glue-point="3" svg:d="m4600 4000v5281h8002">
          <text:p/>
        </draw:connector>
        <draw:connector draw:style-name="gr15" draw:text-style-name="P1" draw:layer="layout" draw:line-skew="-2.607cm" svg:x1="4.9cm" svg:y1="2.956cm" svg:x2="13.513cm" svg:y2="5.181cm" draw:start-shape="id45" draw:start-glue-point="1" draw:end-shape="id46" draw:end-glue-point="3" svg:d="m4900 2956h1700v2225h6913">
          <text:p/>
        </draw:connector>
        <draw:custom-shape draw:style-name="gr26" draw:text-style-name="P8" draw:layer="layout" svg:width="5.544cm" svg:height="0.7cm" svg:x="12.642cm" svg:y="3.899cm">
          <text:p text:style-name="P1"><text:span text:style-name="T5">Vorherige Abfrage</text:span></text:p>
          <draw:enhanced-geometry svg:viewBox="0 0 21600 21600" draw:type="rectangle" draw:enhanced-path="M 0 0 L 21600 0 21600 21600 0 21600 0 0 Z N"/>
        </draw:custom-shape>
        <draw:frame draw:style-name="gr49" draw:text-style-name="P7" draw:layer="layout" svg:width="8.7cm" svg:height="2.384cm" svg:x="0.9cm" svg:y="1.8cm">
          <draw:text-box>
            <text:p><text:span text:style-name="T4">vorherige</text:span><text:span text:style-name="T1"> </text:span><text:span text:style-name="T1"><text:tab/></text:span><text:span text:style-name="T1">| \</text:span></text:p>
            <text:p><text:span text:style-name="T1">awk ' $1&gt;3</text:span><text:span text:style-name="T1"><text:tab/></text:span><text:span text:style-name="T1"><text:tab/></text:span><text:span text:style-name="T1"> <text:s text:c="2"/>{print $1} </text:span></text:p>
            <text:p><text:span text:style-name="T1"><text:tab/></text:span><text:span text:style-name="T1"> <text:s/></text:span><text:span text:style-name="T1">$2~/Muster.*/ {print $1}'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ximilian Schüle</meta:initial-creator>
    <meta:creation-date>2014-10-31T21:27:01</meta:creation-date>
    <dc:date>2015-02-07T23:05:54</dc:date>
    <dc:creator>Maximilian Schüle</dc:creator>
    <meta:editing-duration>PT3H15M35S</meta:editing-duration>
    <meta:editing-cycles>41</meta:editing-cycles>
    <meta:generator>LibreOffice/3.5$Linux_X86_64 LibreOffice_project/350m1$Build-2</meta:generator>
    <meta:document-statistic meta:object-count="213"/>
  </office:meta>
</office:document-meta>
</file>